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24-02-1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23-03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21-02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20-03-04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9-02-2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8-02-1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8-02-1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7-02-15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6-02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5-02-05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4-02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3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1-12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1-02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10-02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9-02-26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8-02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7-02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6-02-2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5-02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2004-02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94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93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92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91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90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8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7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6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4-07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4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3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2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0332</text:p>
          </table:table-cell>
          <table:table-cell office:value-type="string" calcext:value-type="string">
            <text:p>198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